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Finding HTML Elements by Tag Name&lt;/h2&gt;</text:p>
      <text:p text:style-name="Standard"/>
      <text:p text:style-name="Standard">&lt;p&gt;Hello World!&lt;/p&gt;</text:p>
      <text:p text:style-name="Standard">&lt;p&gt;This example demonstrates the &lt;b&gt;getElementsByTagName&lt;/b&gt; method.&lt;/p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var x = document.getElementsByTagName("p");</text:p>
      <text:p text:style-name="Standard">document.getElementById("demo").innerHTML = </text:p>
      <text:p text:style-name="Standard">'The text in first paragraph (index 0) is: ' + x[0].innerHTML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8:17:41.698865734</meta:creation-date>
    <dc:date>2019-03-01T18:18:22.731068867</dc:date>
    <meta:editing-duration>PT43S</meta:editing-duration>
    <meta:editing-cycles>1</meta:editing-cycles>
    <meta:document-statistic meta:table-count="0" meta:image-count="0" meta:object-count="0" meta:page-count="1" meta:paragraph-count="14" meta:word-count="41" meta:character-count="357" meta:non-whitespace-character-count="329"/>
    <meta:generator>LibreOffice/6.0.7.3$Linux_X86_64 LibreOffice_project/00m0$Build-3</meta:generator>
  </office:meta>
</office:document-meta>
</file>